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593b" officeooo:paragraph-rsid="0017593b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0c45" officeooo:paragraph-rsid="00190c4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593b" style:font-size-asian="18pt" style:font-style-asian="normal" style:font-weight-asian="normal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he People’s Assembly, convening on the </text:span><text:span text:style-name="T4">4th</text:span><text:span text:style-name="T3"> of </text:span><text:span text:style-name="T4">November</text:span><text:span text:style-name="T3"> 2020 under the </text:span><text:span text:style-name="T4">30th</text:span><text:span text:style-name="T3"> PA Meeting.</text:span></text:p>
      <text:p text:style-name="P1"/>
      <text:p text:style-name="P1">The Assembly, recognising the current situation,</text:p>
      <text:p text:style-name="P1"/>
      <text:p text:style-name="P2">Constitutes the need to change the gamerule “doInsomnia” to false in order to stop phantoms from spawning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4">CommisarChenkov</text:p>
      <text:p text:style-name="P1"/>
      <text:p text:style-name="P1"/>
      <text:p text:style-name="P1"/>
      <text:p text:style-name="Standard"><text:span text:style-name="T1">[</text:span><text:span text:style-name="T2">Motion 30-4: To set the gamerule doInsomnia to false in order to stop phantoms from spawning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05T11:30:04.816500778</dc:date>
    <meta:editing-duration>PT1M40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8" meta:word-count="60" meta:character-count="380" meta:non-whitespace-character-count="328"/>
  </office:meta>
</office:document-meta>
</file>